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ce1"/>
        <table:table-column table:style-name="co4" table:number-columns-repeated="5" table:default-cell-style-name="Default"/>
        <table:table-row table:style-name="ro1">
          <table:table-cell office:value-type="string">
            <text:p>Parameter</text:p>
          </table:table-cell>
          <table:table-cell office:value-type="string">
            <text:p>listSearch</text:p>
          </table:table-cell>
          <table:table-cell office:value-type="string">
            <text:p>treeSearch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x=100, n=20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x=200, n=400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x=300, n=600</text:p>
          </table:table-cell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x=400, n=800</text:p>
          </table:table-cell>
          <table:table-cell office:value-type="float" office:value="517">
            <text:p>517</text:p>
          </table:table-cell>
          <table:table-cell office:value-type="float" office:value="13">
            <text:p>13</text:p>
          </table:table-cell>
          <table:table-cell table:number-columns-repeated="4"/>
          <table:table-cell>
            <draw:frame table:end-cell-address="Tabelle1.T37" table:end-x="1.089cm" table:end-y="0.45cm" draw:z-index="0" draw:style-name="gr1" svg:width="28.032cm" svg:height="14.402cm" svg:x="0.154cm" svg:y="0.444cm">
              <draw:object draw:notify-on-update-of-ranges="Tabelle1.A2:Tabelle1.A11 Tabelle1.B1:Tabelle1.B1 Tabelle1.B2:Tabelle1.B11 Tabelle1.C1:Tabelle1.C1 Tabelle1.C2:Tabelle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x=500, n=1000</text:p>
          </table:table-cell>
          <table:table-cell office:value-type="float" office:value="977">
            <text:p>97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x=600, n=1200</text:p>
          </table:table-cell>
          <table:table-cell office:value-type="float" office:value="1655">
            <text:p>1655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x=700, n=1400</text:p>
          </table:table-cell>
          <table:table-cell office:value-type="float" office:value="2569">
            <text:p>2569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x=800, n=1600</text:p>
          </table:table-cell>
          <table:table-cell office:value-type="float" office:value="3836">
            <text:p>383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x=900, n=1800</text:p>
          </table:table-cell>
          <table:table-cell office:value-type="float" office:value="5766">
            <text:p>576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x=1000, n=2000</text:p>
          </table:table-cell>
          <table:table-cell office:value-type="float" office:value="8693">
            <text:p>869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.03.2011</text:date>, <text:time>02:1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3-30T01:35:20</meta:creation-date>
    <dc:date>2011-03-30T02:11:22</dc:date>
    <dc:creator>Adrianus Kleemans</dc:creator>
    <meta:editing-duration>PT00H35M36S</meta:editing-duration>
    <meta:editing-cycles>8</meta:editing-cycles>
    <meta:generator>OpenOffice.org/3.2$Linux OpenOffice.org_project/320m19$Build-950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33cm" svg:height="14.403cm" xlink:href=".." chart:class="chart:line" chart:style-name="ch1">
        <chart:title svg:x="10.986cm" svg:y="0.289cm" chart:style-name="ch2">
          <text:p>Laufzeit für nächsten Nachbarn</text:p>
        </chart:title>
        <chart:legend chart:legend-position="end" svg:x="25.394cm" svg:y="6.732cm" chart:style-name="ch3"/>
        <chart:plot-area chart:style-name="ch4" table:cell-range-address="Tabelle1.A1:Tabelle1.C11" chart:data-source-has-labels="both" svg:x="0.919cm" svg:y="1.08cm" svg:width="23.916cm" svg:height="12.66cm">
          <chart:axis chart:dimension="x" chart:name="primary-x" chart:style-name="ch5">
            <chart:title svg:x="11.946cm" svg:y="13.456cm" chart:style-name="ch6">
              <text:p>Anzahl Elemente</text:p>
            </chart:title>
            <chart:categories table:cell-range-address="Tabelle1.A2:Tabelle1.A11"/>
          </chart:axis>
          <chart:axis chart:dimension="y" chart:name="primary-y" chart:style-name="ch7">
            <chart:title svg:x="0.561cm" svg:y="7.746cm" chart:style-name="ch8">
              <text:p>Zeit [ms]</text:p>
            </chart:title>
            <chart:grid chart:style-name="ch9" chart:class="major"/>
          </chart:axis>
          <chart:series chart:style-name="ch10" chart:values-cell-range-address="Tabelle1.B2:Tabelle1.B11" chart:label-cell-address="Tabelle1.B1:Tabelle1.B1" chart:class="chart:line">
            <chart:data-point chart:repeated="10"/>
          </chart:series>
          <chart:series chart:style-name="ch11" chart:values-cell-range-address="Tabelle1.C2:Tabelle1.C11" chart:label-cell-address="Tabelle1.C1:Tabelle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B1">listSearch</text:p>
              </table:table-cell>
              <table:table-cell office:value-type="string">
                <text:p text:id="Tabelle1.C1:Tabelle1.C1">treeSearch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11">x=100, n=200</text:p>
              </table:table-cell>
              <table:table-cell office:value-type="float" office:value="36">
                <text:p text:id="Tabelle1.B2:Tabelle1.B11">36</text:p>
              </table:table-cell>
              <table:table-cell office:value-type="float" office:value="8">
                <text:p text:id="Tabelle1.C2:Tabelle1.C11">8</text:p>
              </table:table-cell>
            </table:table-row>
            <table:table-row>
              <table:table-cell office:value-type="string">
                <text:p>x=200, n=400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x=300, n=600</text:p>
              </table:table-cell>
              <table:table-cell office:value-type="float" office:value="241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x=400, n=800</text:p>
              </table:table-cell>
              <table:table-cell office:value-type="float" office:value="517">
                <text:p>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x=500, n=1000</text:p>
              </table:table-cell>
              <table:table-cell office:value-type="float" office:value="977">
                <text:p>9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x=600, n=1200</text:p>
              </table:table-cell>
              <table:table-cell office:value-type="float" office:value="1655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x=700, n=1400</text:p>
              </table:table-cell>
              <table:table-cell office:value-type="float" office:value="2569">
                <text:p>25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x=800, n=1600</text:p>
              </table:table-cell>
              <table:table-cell office:value-type="float" office:value="3836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x=900, n=1800</text:p>
              </table:table-cell>
              <table:table-cell office:value-type="float" office:value="5766">
                <text:p>57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x=1000, n=2000</text:p>
              </table:table-cell>
              <table:table-cell office:value-type="float" office:value="8693">
                <text:p>8693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